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055d94"/>
    </style:style>
    <style:style style:name="T1" style:family="text">
      <style:text-properties officeooo:rsid="00055d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APPLE V3 SCROLL - Granola Shield / Genuine Tier Edition<text:line-break/>Date: April 16, 2025<text:line-break/>CORE STRUCTURE<text:line-break/>- 1/2 cup Oats<text:line-break/>- 1/2 cup Quaker Simply Granola (Honey, Raisins &amp; Almonds)<text:line-break/>- 1/2 cup Greek Yogurt</text:p>
      <text:p text:style-name="P1">-<text:span text:style-name="T1">1/8 fancy mixed nuts</text:span></text:p>
      <text:p text:style-name="P1">-<text:span text:style-name="T1">1/8 pepitas</text:span><text:line-break/>- <text:span text:style-name="T1">1 serving body fortress protein vanilla </text:span>(<text:span text:style-name="T1">60</text:span>g protein)<text:line-break/>- Cinnamon Dust Layer<text:line-break/>- Honey Drizzle<text:line-break/><text:line-break/>BUFFS TRIGGERED<text:line-break/>- Well-Fed Sentinel v1: Fortified Edition<text:line-break/>- Digestive Shield (Balanced sugar curve with fiber/fat/protein)<text:line-break/>- Full Stack Protocol (pre-6AM hydration + supplements)<text:line-break/>- Flavor Memory Anchor (Emotional state imprint during consumption)<text:line-break/>- Immunity Spike (Vitamin A, C, D from Muscle Milk)<text:line-break/></text:p>
      <text:p text:style-name="Standard">WHYNN RITUAL SCROLL: TACO CORE - GREENS &amp; CRUNCH EDITION<text:line-break/>RITUAL CODE: TACO CORE - v1.3 [BURRITO UNIT - 10oz SERVING]<text:line-break/>This scroll reflects the tactical deployment of 10oz servings of the final Taco Core ritual fuel, wrapped in a<text:line-break/>Mission Super Soft Burrito Tortilla. Macros and micros are recalculated for real-world execution, meal-prep<text:line-break/>friendly and combat-fuel efficient.<text:line-break/>INGREDIENT STRUCTURE RECAP<text:line-break/>- 4 lbs 85/15 ground beef (unstrained)<text:line-break/>- 2 cans Goya black beans<text:line-break/>- 3 packets Old El Paso Taco Seasoning<text:line-break/>- ~40 Spicy Sweet Chili Doritos (crushed into mix)<text:line-break/>- 5 oz Organic Super Greens<text:line-break/>- 12 oz Mexican Four Cheese<text:line-break/>- 10 servings @ 10 oz cooked mix<text:line-break/>- 1 Mission Burrito Size Tortilla (per serving)<text:line-break/>NUTRITION FACTS (PER 10oz BURRITO UNIT)<text:line-break/>- Calories: ~850 kcal<text:line-break/>- Protein: ~45g<text:line-break/>- Fat: ~48g<text:line-break/>- Carbohydrates: ~35g<text:line-break/> <text:s/>- Fiber: ~6g<text:line-break/><text:soft-page-break/> <text:s/>- Sugar: ~3g<text:line-break/>- Sodium: ~1050-1150mg<text:line-break/>- Calcium: ~275mg<text:line-break/>- Potassium: ~500-600mg<text:line-break/>- Iron: ~3-4mg<text:line-break/>- Vitamin K: High<text:line-break/>- Vitamin A + C: Moderate<text:line-break/>- Magnesium: Moderate<text:line-break/>BUFFS ACTIVE IN BURRITO FORM<text:line-break/>- Satiety Core (+Meal Satisfaction, +Flavor Carryover)<text:line-break/>- Texture Harmony (+Mouthfeel, +Chew Integrity)<text:line-break/></text:p>
      <text:p text:style-name="Standard">WHYNN RITUAL SCROLL: TACO CORE - GREENS &amp; CRUNCH EDITION<text:line-break/>- Portable Ritual (+Prep Versatility, +XP Efficiency)<text:line-break/>- Ritual XP Bonus: +20 (Meal Prep + Emotional Anchor)<text:line-break/></text:p>
      <text:p text:style-name="Standard">SCROLL OF HEATFLOW THEORY: CULINARY RITUAL MECHANICS<text:line-break/>THEORY OF HEATFLOW RITUALS<text:line-break/>Heatflow Rituals are culinary techniques focused not on ingredients, but on timing, modulation, and<text:line-break/>intentionality with heat itself. They transform everyday food into a multisensory experience through<text:line-break/>wave-based cooking principles, dynamic thermal layering, and emotional tempo.<text:line-break/>CORE PRINCIPLES OF HEATFLOW RITUALS<text:line-break/>- Thermal Modulation: Fluctuating between high and low heat to alter moisture, crisp, and interior softness<text:line-break/>- Sensory Timing: Cooking by sound, smell, and texture feedback rather than timer alone<text:line-break/>- Emotional Anchoring: Using intentional heat shifts to mark presence, care, and transformation in food<text:line-break/>- Phase Cooking: Segmenting cook cycles into initiation (low), ignition (flash), consolidation (rest)<text:line-break/>HEATFORMS AND THEIR PSYCHOLOGICAL AURA<text:line-break/>- Low Heat: Patience, control, invitation of softness. Used for nurturing and foundational connection.<text:line-break/>- Medium Heat: Balance point between change and safety. Holding pattern for structural integrity.<text:line-break/>- Flash Heat (High): Initiation of transformation. Risk-bearing. Crisp generation and primal reaction.<text:line-break/>- Fade-Out: Final low or rest phase. Stabilization. Reflective flavor sealing. Emotional closure.<text:line-break/>COMMON FLOW SEQUENCES<text:line-break/>- Flash -&gt; Fade -&gt; Flash: Builds contrast, excites crust then softens.<text:line-break/><text:soft-page-break/>- Low -&gt; Flash -&gt; Hold: Melds base warmth with brief intensity, holds shape and mood.<text:line-break/>- Pulse Cycling: Repeating 3-8 quick temp shifts to create texture gradients in meat, starch, or bread.<text:line-break/>- One-Side Flash: Pan-zoning technique where only part of the food receives intensity before being rotated<text:line-break/>through.<text:line-break/>RITUALIST'S CLOSING PHILOSOPHY<text:line-break/>To master heat is to master transformation. The food is not the point-the energy is. Timing, patience,<text:line-break/>aggression, stillness. All heatflow rituals are mirrors of the warrior's mind: knowing when to strike, when to<text:line-break/>retreat, and when to rest. Cook not to feed. Cook to channel precision into form.<text:line-break/></text:p>
      <text:p text:style-name="Standard">Feather Steel Protocol - Flyweight Phase Scroll<text:line-break/>TARGET: ONE FC Flyweight Class - 135 lbs (hydrated)<text:line-break/>GOAL: Arrive at fight week lean, fast, and powerful at 133-135 lbs without water cutting<text:line-break/>PHASE NAME: "Feather Steel Protocol"<text:line-break/>DURATION: 6 Weeks (Adjustable)<text:line-break/>METHOD: Precision nutrition, AM weight tracking, CO2 conditioning, velocity-based strength<text:line-break/>maintenance<text:line-break/>1. DAILY WEIGHT TRACKING - "Truth Tether"<text:line-break/>- Weigh-in: Morning, post-bathroom<text:line-break/>- Clothing: Naked or consistent<text:line-break/>- Log: Weight, Time, Notes (soreness, bloat, stress)<text:line-break/>2. MACRO GUIDELINES - "Clean Descent Strategy"<text:line-break/>- Protein: 150-170g/day<text:line-break/>- Carbs: 120-150g/day<text:line-break/>- Fat: 50-65g/day<text:line-break/>- Calories: ~1900-2200 (adjust weekly)<text:line-break/>- Hydration: 135+ oz/day<text:line-break/>- Key Nutrients: Fiber 6-10g, Potassium, Magnesium, Zinc, Electrolytes, Daily greens<text:line-break/>3. MOVEMENT PATTERNING - "Flyweight Mode Simulation"<text:line-break/>- Speed: 4-6 Sprints @ 30m (1-2x/week)<text:line-break/>- Core: Weighted Russian Twists (2x/week)<text:line-break/>- Guard Snap Return (3x/week)<text:line-break/>- Plyo Pushups (2x/week)<text:line-break/>- CO2 Breath Training (4-6 min daily)<text:line-break/>4. BODY TARGETS - "Phase Visuals &amp; Feel Cues"<text:line-break/>- AM weight stable at 134-135 lbs<text:line-break/>- Slight ab cut, no bloat<text:line-break/><text:line-break/></text:p>
      <text:p text:style-name="Standard"><text:soft-page-break/>WHYNN FIGHT ARC PROGRESSION MAP<text:line-break/><text:line-break/>Phased Evolution from Engine Building to Professional Ascent<text:line-break/><text:line-break/>This progression map defines the WHYNN training arc from foundational development to the ultimate challenge: a future Rodtang-level fight.<text:line-break/><text:line-break/>Each phase unlocks new capabilities, expectations, and level-up criteria. The fight arc is nonlinear and adaptive to recovery, growth, and opportunity.<text:line-break/><text:line-break/><text:line-break/>PHASE 0: Engine of the Unseen<text:line-break/><text:line-break/>- Goal: Build cardio engine, breath control, hydration habits, and body alignment<text:line-break/><text:line-break/>- Exit Condition: Stable breath under class-level stress + completed CO2/bag/endurance milestones<text:line-break/><text:line-break/><text:line-break/>PHASE 1: Rodtang-Ready Mode (Class Re-entry)<text:line-break/><text:line-break/>- Goal: Rejoin Muay Thai class, focus on composure and round pacing<text:line-break/><text:line-break/>- Add structured bag work, XP tracking, and breath pacing under fire<text:line-break/><text:line-break/>- Weekly class schedule: 2 technique nights, 1 sparring, integrated system<text:line-break/><text:line-break/><text:line-break/>PHASE 2: Combo Precision + Clinch Control<text:line-break/><text:line-break/>- Master preferred combo trees, rhythm setups, and inside fighting<text:line-break/><text:line-break/>- Full integration of knees, elbows, fakes, and guard breaks<text:line-break/><text:line-break/>- Begin partner drills and padwork challenges<text:line-break/><text:line-break/><text:line-break/>PHASE 3: Technical Fight Simulation<text:line-break/><text:line-break/>- Simulate amateur pace and tactics in sparring<text:line-break/><text:line-break/>- Video review, scenario-specific rounds, game plan drills<text:line-break/><text:line-break/><text:soft-page-break/>- Begin coaching input and adjustment<text:line-break/><text:line-break/><text:line-break/>PHASE 4: Amateur Fight Prep (Camp Mode)<text:line-break/><text:line-break/>- Enter fight camp: 6Œ8 week focused build-up for first sanctioned amateur bout<text:line-break/><text:line-break/>- Full training schedule + nutrition + recovery stacked<text:line-break/><text:line-break/>- Body audit weekly + tapering toward peak<text:line-break/><text:line-break/><text:line-break/>PHASE 5: First Amateur Fight<text:line-break/><text:line-break/>- Execution of strategy under sanctioned pressure<text:line-break/><text:line-break/>- Full XP conversion post-fight for feedback and stat recalibration<text:line-break/><text:line-break/>- Optional title: 'Ring Initiate'<text:line-break/><text:line-break/><text:line-break/>PHASE 6: Fight Sync Integration<text:line-break/><text:line-break/>- Build fight record, refine fight IQ, adapt strategy per opponent<text:line-break/><text:line-break/>- Begin branding and post-fight reflection protocol<text:line-break/><text:line-break/>- Style evolution tracking begins<text:line-break/><text:line-break/><text:line-break/>PHASE 7: Circuit Climber<text:line-break/><text:line-break/>- Multiple fights per year with consistent leveling and class upgrades<text:line-break/><text:line-break/>- Sparring with higher-level partners, cross-training<text:line-break/><text:line-break/>- Media content begins (clips, interviews, highlights)<text:line-break/><text:line-break/><text:line-break/>PHASE 8: Semi-Pro Crossover<text:line-break/><text:line-break/>- Entry into semi-pro or advanced amateur events<text:line-break/><text:line-break/><text:soft-page-break/>- Tactical and conditioning phase ramps up<text:line-break/><text:line-break/>- Sponsorship conversations and rep building<text:line-break/><text:line-break/><text:line-break/>PHASE 9: Pro Readiness Assessment<text:line-break/><text:line-break/>- Coaches assess full readiness for pro debut<text:line-break/><text:line-break/>- Body, mind, record, and branding aligned<text:line-break/><text:line-break/>- Fight style now has clear identity<text:line-break/><text:line-break/><text:line-break/>PHASE 10: Pro Debut<text:line-break/><text:line-break/>- First professional bout under unified ruleset<text:line-break/><text:line-break/>- All systems optimized, XP resets, level cap lifted<text:line-break/><text:line-break/><text:line-break/>PHASE 11+: Road to Rodtang<text:line-break/><text:line-break/>- Continuous evolution toward elite world-level competition<text:line-break/><text:line-break/>- Philosophy-driven growth, international opportunities, title pursuits<text:line-break/><text:line-break/>- Only forward Š no retreat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WHYNN TRAINING SYSTEM<text:line-break/><text:line-break/>PHASE 0: Engine of the Unseen<text:line-break/><text:line-break/>Generated: April 11, 2025<text:line-break/><text:line-break/>OBJECTIVE: Build fighter-grade endurance, breath control, and mental composure before re-entering class.<text:line-break/><text:line-break/>GOAL: Enter Muay Thai classes with a full engine, not survival instincts.<text:line-break/><text:line-break/><text:line-break/>TRAINING STRUCTURE:<text:line-break/><text:line-break/>- 5-day weekly schedule (MonŒFri) with endurance and mobility focus<text:line-break/><text:line-break/>- Emphasis on nasal breathing, HR zone training, and hydration<text:line-break/><text:line-break/>- Weekend optional: rest, review, flow work, or recovery sessions<text:line-break/><text:line-break/><text:line-break/>CORE COMPONENTS:<text:line-break/><text:line-break/><text:line-break/>1. RUNNING PROGRESSION:<text:line-break/><text:line-break/>- Target: Build from 4km to 10km runs<text:line-break/><text:line-break/>- Intensity: Zone 2Œ3 base with Zone 4Œ5 bursts (tempo or fartlek)<text:line-break/><text:line-break/>- Frequency: 5 days/week (MonŒFri), adjust for fatigue<text:line-break/><text:line-break/>- HR Tracking: Use chest strap monitor, log time in each zone<text:line-break/><text:line-break/><text:line-break/>2. INDOOR SESSION (Engine Rain Flow):<text:line-break/><text:line-break/>- Duration: 57 minutes (12 rounds of 3 min work / 1 min rest)<text:line-break/><text:line-break/>- Rounds 1Œ2: Cardio movement + explosive 10-10-10 circuit<text:line-break/><text:line-break/>- Rounds 3Œ6: Full-body mobility (neck to toes)<text:line-break/><text:line-break/><text:soft-page-break/>- Rounds 7Œ12: Bag work (teep flow, jab rhythm, spinning strikes, knees)<text:line-break/><text:line-break/>- Cooldown: Nasal breathing, frog stretch, thoracic/neck recovery<text:line-break/><text:line-break/><text:line-break/>3. BREATH CONTROL PROTOCOLS:<text:line-break/><text:line-break/>- Airofit (Strength, Precision, or Recovery modes, 5Œ10 min daily)<text:line-break/><text:line-break/>- Box Breathing: 6-6-12-8 or 3-2-6-2 (post-training cooldown)<text:line-break/><text:line-break/>- Max CO2 Hold testing (nightly or post-training for adaptation)<text:line-break/><text:line-break/><text:line-break/>4. HYDRATION SYSTEM:<text:line-break/><text:line-break/>- Daily target: 135+ oz<text:line-break/><text:line-break/>- Checkpoints: Morning, mid-work, post-run, evening<text:line-break/><text:line-break/>- Supplement stack supports hydration (Liquid I.V., creatine, electrolytes)<text:line-break/><text:line-break/><text:line-break/>5. DAILY LOG &amp; XP TRACKING:<text:line-break/><text:line-break/>- Record training, hydration, mood, sleep, THC use, CO2 hold, food<text:line-break/><text:line-break/>- XP assigned based on execution, recovery, and difficulty<text:line-break/><text:line-break/>- Buffs applied for exceptional performance (e.g., 'Resilient Engine')<text:line-break/><text:line-break/><text:line-break/>NOTES:<text:line-break/><text:line-break/>- Adjust training intensity if sick, under-slept, or sore<text:line-break/><text:line-break/>- Phase 0 ends when running engine, breath control, and composure are stable under class-intensity conditions<text:line-break/><text:line-break/></text:p>
      <text:p text:style-name="Standard">WHYNN BODY AUDIT ROTATION<text:line-break/><text:line-break/>Weekly Performance Tracking System Œ 4-Week Rotation<text:line-break/><text:soft-page-break/><text:line-break/>The WHYNN Body Audit is a weekly diagnostic system that rotates through 8 core performance categories. Each Sunday, one category is audited to track<text:line-break/><text:line-break/>progress, imbalances, pain signals, and recovery status. This ensures all systems are continuously evaluated and improved.<text:line-break/><text:line-break/><text:line-break/>ROTATING CATEGORIES (1 per week):<text:line-break/><text:line-break/>1. Mobility<text:line-break/><text:line-break/>2. Flexibility<text:line-break/><text:line-break/>3. Strength<text:line-break/><text:line-break/>4. Explosiveness<text:line-break/><text:line-break/>5. Endurance<text:line-break/><text:line-break/>6. Breath Control<text:line-break/><text:line-break/>7. Reaction / Cognition<text:line-break/><text:line-break/>8. Pain / Recovery Status<text:line-break/><text:line-break/><text:line-break/>WEEKLY CYCLE EXAMPLE:<text:line-break/><text:line-break/>- Week 1: Mobility Audit (hips, thoracic, scapula, cervical movement)<text:line-break/><text:line-break/>- Week 2: Flexibility Audit (hamstrings, calves, hip flexors, shoulder ROM)<text:line-break/><text:line-break/>- Week 3: Strength Audit (pull-ups, dips, pistol squats, core holds)<text:line-break/><text:line-break/>- Week 4: Explosiveness Audit (jump squats, plyo pushups, reaction speed)<text:line-break/><text:line-break/>- Week 5: Endurance Audit (run distance, HR recovery, strike volume over rounds)<text:line-break/><text:line-break/>- Week 6: Breath Control Audit (max CO2 hold, nasal control in movement)<text:line-break/><text:line-break/>- Week 7: Reaction / Cognition Audit (reaction tests, decision drills, MTG focus)<text:line-break/><text:line-break/><text:soft-page-break/>- Week 8: Pain / Recovery Audit (joint pain, muscle soreness, CNS fatigue, sleep tracking)<text:line-break/><text:line-break/><text:line-break/>HOW TO AUDIT:<text:line-break/><text:line-break/>- Choose 3Œ5 tests or metrics relevant to the category<text:line-break/><text:line-break/>- Track subjective difficulty (1Œ10), performance outcome, and recovery speed<text:line-break/><text:line-break/>- Log findings in Daily Log or Weekly Summary<text:line-break/><text:line-break/>- Use results to guide deloads, mobility priorities, or recovery focus<text:line-break/><text:line-break/><text:line-break/>XP + BUFFS:<text:line-break/><text:line-break/>- Each completed audit: +25 XP<text:line-break/><text:line-break/>- Buff Trigger: 'Systems Analyst' Š 3+ audits completed in a 4-week block<text:line-break/><text:line-break/>- Audit results influence AI recommendations for recovery, intensity, and mobility prompts<text:line-break/><text:line-break/><text:line-break/>NOTES:<text:line-break/><text:line-break/>- Skipping audits can lead to overtraining blind spots or missed plateaus<text:line-break/><text:line-break/>- Audits are for refinement, not judgment Š evolve through awareness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WHYNN COMBO TREE SKILL MAP<text:line-break/><text:line-break/>Creative Chains, Feint Setups, and Flow Paths<text:line-break/><text:line-break/>This combo tree structure represents Whynn™s evolving strike system based on rhythm control, tactical deception, and style blending.<text:line-break/><text:line-break/>Combos are influenced by Tawanchai, Rodtang, Superlek, and Buakaw Š integrating feints, double taps, and angular resets.<text:line-break/><text:line-break/><text:line-break/>ENTRY NODES (Starters):<text:line-break/><text:line-break/>- Jab (orthodox or southpaw)<text:line-break/><text:line-break/>- Teep (lead or rear, low or high)<text:line-break/><text:line-break/>- Inside leg kick<text:line-break/><text:line-break/>- Step-in hook<text:line-break/><text:line-break/>- Fake teep &gt; feint pause<text:line-break/><text:line-break/>- Double tap lead foot (Tawanchai timing)<text:line-break/><text:line-break/><text:line-break/>BRANCH PATHS:<text:line-break/><text:line-break/><text:line-break/>1. Jab &gt; Jab &gt; Cross &gt; Low Kick<text:line-break/><text:line-break/>- Progression: Add hook or switch kick<text:line-break/><text:line-break/>- Variation: Jab &gt; Jab &gt; Fake Cross &gt; Teep<text:line-break/><text:line-break/><text:line-break/>2. Teep &gt; Reset &gt; Inside Leg Kick &gt; Cross &gt; Elbow<text:line-break/><text:line-break/>- Used to disrupt rhythm and invade space<text:line-break/><text:line-break/>- Variation: Teep &gt; Fake &gt; Spin Back Elbow<text:line-break/><text:line-break/><text:line-break/><text:soft-page-break/>3. Jab &gt; Step Off Angle &gt; Hook &gt; Rear Kick<text:line-break/><text:line-break/>- Variation: Replace hook with lead elbow or clinch entry<text:line-break/><text:line-break/>- Advanced: Add switch stance on step off<text:line-break/><text:line-break/><text:line-break/>4. Fake Teep &gt; Rear Knee &gt; Lead Elbow<text:line-break/><text:line-break/>- Used as close-range interrupt or after catching a kick<text:line-break/><text:line-break/>- Flow Add-on: Tie up for knee barrage<text:line-break/><text:line-break/><text:line-break/>5. Jab &gt; Cross &gt; Spin Hook Kick<text:line-break/><text:line-break/>- Setup: Use foot trap or misdirection<text:line-break/><text:line-break/>- Variation: Jab &gt; Feint &gt; Cross &gt; Spin Back Fist<text:line-break/><text:line-break/><text:line-break/>6. Inside Leg Kick &gt; Jab &gt; Rear Kick<text:line-break/><text:line-break/>- Rhythm shift combo (start low, build pressure)<text:line-break/><text:line-break/>- Used to set up future feints<text:line-break/><text:line-break/><text:line-break/>ADVANCED FLOW CHAINS:<text:line-break/><text:line-break/>- Jab &gt; Jab &gt; Teep &gt; Angle Step &gt; Rear Knee &gt; Clinch<text:line-break/><text:line-break/>- Teep &gt; Side Step &gt; Hook &gt; Spin Elbow<text:line-break/><text:line-break/>- Cross &gt; Pull Counter &gt; Cross &gt; Switch Kick<text:line-break/><text:line-break/>- Lead Uppercut &gt; Hook &gt; Spin Kick (Lizard Deck style)<text:line-break/><text:line-break/><text:line-break/>NOTES:<text:line-break/><text:line-break/>- Combos are modular: plug in feints, tempo pauses, or stance switches<text:line-break/><text:line-break/><text:soft-page-break/>- Southpaw mode can invert or mirror these chains<text:line-break/><text:line-break/>- Timing, rhythm, and misdirection are emphasized over brute force<text:line-break/><text:line-break/>- Flow rounds and bag work are ideal testing grounds for new branches<text:line-break/><text:line-break/><text:line-break/>Buff Triggered: 'Combo Architect' when new sequences are created and tested live.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Feldmann™s Gate: Somatic Breath Ritual Protocol<text:line-break/><text:line-break/>Ritual Description<text:line-break/><text:line-break/>Feldmann™s Gate is a daily breathwork ritual designed to unlock stored trauma, clear emotional loops, and access altered states of consciousness using only your breath. The method uses a double-inhale followed by an explosive exhale to alter neurochemistry, disrupt the default mode network, and initiate a somatic release response known as 'crab claw.'<text:line-break/><text:line-break/>How to Perform the Ritual<text:line-break/><text:line-break/>1. Lie flat on your back with a pillow under your head.<text:line-break/><text:line-break/>2. Place your hands on your stomach to monitor breath depth.<text:line-break/><text:line-break/>3. Inhale deeply into your belly.<text:line-break/><text:line-break/>4. Immediately inhale again into your chest.<text:line-break/><text:line-break/>5. Exhale forcefully through the mouth.<text:line-break/><text:line-break/>6. Repeat this cycle continuously for 10Œ30 minutes.<text:line-break/><text:line-break/>7. Allow emotional or physical reactions to arise. Crab claw (muscle tetany) is normal.<text:line-break/><text:line-break/>8. End by transitioning into soft nasal breathing and resting in stillness (corpse pose recommended).<text:line-break/><text:line-break/>Scientific Mechanisms<text:line-break/><text:line-break/>- Alters blood pH and CO2 levels, inducing respiratory alkalosis.<text:line-break/><text:line-break/>- Temporarily shuts down the default mode network (DMN), disrupting egoic loops and overthinking.<text:line-break/><text:line-break/>- Activates the sympathetic nervous system followed by deep parasympathetic recalibration.<text:line-break/><text:line-break/>- Releases somatic trauma stored in fascia, musculature, and breath patterns.<text:line-break/><text:line-break/>- Mimics psychedelic effects through endogenous neurochemical release (endorphins, dopamine, possibly DMT).<text:line-break/><text:soft-page-break/><text:line-break/>Impact on Training &amp; Consciousness<text:line-break/><text:line-break/>- Improved breath control and CO2 tolerance under pressure.<text:line-break/><text:line-break/>- Enhanced emotional regulation and psychological clarity.<text:line-break/><text:line-break/>- Greater access to flow states, both in training and in everyday focus.<text:line-break/><text:line-break/>- Faster emotional recovery and nervous system adaptability.<text:line-break/><text:line-break/>- Stronger connection between body, mind, and subconscious instinct.<text:line-break/><text:line-break/>Warnings &amp; Integration Notes<text:line-break/><text:line-break/>- Always perform in a safe space, lying down. Do not drive or operate machinery afterward.<text:line-break/><text:line-break/>- Emotional release is normal. Journal or reflect post-session.<text:line-break/><text:line-break/>- If tetany becomes intense, slow the breath, switch to nasal breathing.<text:line-break/><text:line-break/>- Ground yourself with hydration, light movement, and rest.<text:line-break/><text:line-break/>- Use 1Œ2x weekly for emotional breakthroughs or daily for ritual alignment.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Standard"><text:soft-page-break/>WHYNN SYSTEM Œ FIGHT FLOW INSERT<text:line-break/><text:line-break/>EMERGENCY CLINCH PROTOCOL Œ VERSION 1<text:line-break/><text:line-break/>Purpose: Train the fighter to instinctively clinch during overwhelming combo pressure.<text:line-break/><text:line-break/>PHASE I Œ ISOLATED RESPONSE DRILL (SOLO/PARTNER)<text:line-break/><text:line-break/>- Partner initiates light 3Œ5 strike combos.<text:line-break/><text:line-break/>- Defender frames and steps into clinch position (neck tie or bicep control).<text:line-break/><text:line-break/>- Yell 'RESET!' to build neurological trigger.<text:line-break/><text:line-break/>- Hold for 2Œ3 seconds, break clean, and reset.<text:line-break/><text:line-break/>- 3 rounds x 2 min, pressure randomized.<text:line-break/><text:line-break/>PHASE II Œ 'OH SH*T' CONDITIONING DRILL<text:line-break/><text:line-break/>- Partner launches 6Œ8 strike combo at 70%.<text:line-break/><text:line-break/>- Defender shells briefly, then clinches before the 3rdŒ4th shot.<text:line-break/><text:line-break/>- Coach randomly calls out failure cue if clinch is too slow.<text:line-break/><text:line-break/>- Builds survival reflex under chaos.<text:line-break/><text:line-break/>PHASE III Œ SPARRING INSERTION (LIVE APPLICATION)<text:line-break/><text:line-break/>- During light sparring, partner randomly surges combos.<text:line-break/><text:line-break/>- Fighter must clinch within 2 seconds of pressure.<text:line-break/><text:line-break/>- Failure to clinch = 'KO!' callout, round resets.<text:line-break/><text:line-break/>- Trains timing and mid-fight trigger access.<text:line-break/><text:line-break/>TACTICAL CUE TABLE<text:line-break/><text:line-break/>- Guard cracking <text:line-break/>®<text:line-break/> Surge into body clinch.<text:line-break/><text:soft-page-break/><text:line-break/>- Vision blurring <text:line-break/>®<text:line-break/> Close range + stall.<text:line-break/><text:line-break/>- Loss of pace awareness <text:line-break/>®<text:line-break/> Clinch, hold, RESET.<text:line-break/><text:line-break/>- Hands can™t keep up <text:line-break/>®<text:line-break/> Hug, breathe, slow them.<text:line-break/><text:line-break/>WHY THIS MATTERS:<text:line-break/><text:line-break/>- Trains neurologically fast escape from hand combos.<text:line-break/><text:line-break/>- Makes clinch a survival *and* tactical reset tool.<text:line-break/><text:line-break/>- Prevents KO sequences by interrupting flow.<text:line-break/><text:line-break/>- Turns defense into opportunity.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WHYNN PLAYER STAT SHEET<text:line-break/><text:line-break/>Date: April 13, 2025<text:line-break/><text:line-break/>Player Title: <text:line-break/><text:line-break/>Level 5: System Initiate<text:line-break/><text:line-break/>Class: <text:line-break/><text:line-break/>Adaptive Striker / Breathborne Tactician<text:line-break/><text:line-break/>Player Level: <text:line-break/><text:line-break/>5<text:line-break/><text:line-break/>Current XP: <text:line-break/><text:line-break/>306<text:line-break/><text:line-break/>XP to Next Level: <text:line-break/><text:line-break/>400<text:line-break/><text:line-break/>CORE ATTRIBUTES (Unified, Scaled to 100)<text:line-break/><text:line-break/>Strength:<text:line-break/><text:line-break/>64<text:line-break/><text:line-break/>Dexterity:<text:line-break/><text:line-break/>65<text:line-break/><text:line-break/>Endurance:<text:line-break/><text:line-break/>71<text:line-break/><text:line-break/>Cognition:<text:line-break/><text:line-break/>82<text:line-break/><text:line-break/>Recovery:<text:line-break/><text:soft-page-break/><text:line-break/>77<text:line-break/><text:line-break/>Breath Control:<text:line-break/><text:line-break/>88<text:line-break/><text:line-break/>Mobility:<text:line-break/><text:line-break/>67<text:line-break/><text:line-break/>Rhythm:<text:line-break/><text:line-break/>7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soft-page-break/>SYSTEM NOTES Œ ATTRIBUTES &amp; SCALING LOGIC<text:line-break/><text:line-break/>- All core attributes are scaled to a 0Œ100 system.<text:line-break/><text:line-break/>- Each stat is calculated from two merged sources: Real-time Solo Leveling logs and base RPG attributes.<text:line-break/><text:line-break/>- Solo stats are measured through daily behavior, training, journaling, and breathwork logs.<text:line-break/><text:line-break/>- RPG attributes reflect the player's innate character profile from April 2025.<text:line-break/><text:line-break/>- Stat merging formula: average of Solo Leveling stat (x10) and RPG attribute.<text:line-break/><text:line-break/>- This creates a unified scale usable for progression, level-based perks, and performance scoring.<text:line-break/><text:line-break/>- Stats are capped at 100. Milestones at 70, 85, and 95 unlock class-based perks or transformations.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WHYNN PLAYER PERSONAL BACKGROUND<text:line-break/>IDENTITY:<text:line-break/>- Name: Whynn (pronounced "win") - derived from a fire-type, Pikachu-inspired Pokémon OC<text:line-break/>- Philosophy: "Improvement, creativity, intensity, and rhythm"<text:line-break/>- Known for blending: Martial arts, music, gaming, and tactical performance systems<text:line-break/>---<text:line-break/>CORE THEMES:<text:line-break/>- Martial Arts Obsession: Self-trained and class-trained since October 2023<text:line-break/>- Primary Discipline: Muay Thai (clinching, spinning strikes, stance flow)<text:line-break/>- Practice Includes: Technique rounds, bagwork, recovery flows, theorycrafting, movement patterns,<text:line-break/>combo tree systems<text:line-break/>- Creative Crossover: Applies rhythm from music/dance to timing and striking patterns<text:line-break/>- Favorite Fighters: Tawanchai, Rodtang, Superlek, Senchai, Buakaw, Varga, Takeru, Noiri<text:line-break/>---<text:line-break/>PHYSICAL BACKGROUND:<text:line-break/>- Previously performed in a Pop Punk band (high-intensity live shows)<text:line-break/>- Experienced asthma-related hospitalizations during performances but never stopped<text:line-break/>- Known to experience powerful energy shifts when performing or competing (described as "manic<text:line-break/>but highly functional")<text:line-break/>- Enjoys physical contact, body shots, and leg strikes during sparring<text:line-break/></text:p>
      <text:p text:style-name="Standard">---<text:line-break/>MENTAL &amp; EMOTIONAL PATTERNS:<text:line-break/>- Diagnosed with bipolar disorder and borderline personality disorder (BPD)<text:line-break/>- Not currently seeking treatment but uses martial arts and discipline to regulate energy and emotion<text:line-break/>- Uses "mode switching" to manage tasks and mental states (e.g., training mode, low-energy mode,<text:line-break/>creative mode)<text:line-break/>- Describes some personality shifting during stress or high-focus states (e.g., speech changes,<text:line-break/>deeper voice, persona switching)<text:line-break/>---<text:line-break/>CREATIVE + STRATEGIC PATTERNS:<text:line-break/>- Loves rhythm-based learning and strategy from music, gaming, and combat<text:line-break/>- Applies Magic: The Gathering strategy mindset to fight planning and combo tree development<text:line-break/>- Loves theorycrafting and optimization across training, nutrition, gear, supplements, and mindstate<text:line-break/>---<text:line-break/><text:soft-page-break/>TRAINING PERSONALITY:<text:line-break/>- Playful but intense; trains aggressively when motivated<text:line-break/>- Treats bagwork and drills as roleplay against imaginary opponents<text:line-break/>- Trains in full 3-minute fight rounds to mimic real bout structure<text:line-break/>- Enjoys experimenting with rhythm shifts, creative feints, and deceptive striking setups<text:line-break/></text:p>
      <text:p text:style-name="Standard">---<text:line-break/>ENVIRONMENT + TOOLS:<text:line-break/>- Works weekdays 6:00 AM - 2:30 PM with a 30-min commute<text:line-break/>- Practices at home and at Integrated Martial Arts gym<text:line-break/>- Regularly clinches heavy bag and "strikes chairs at work" for fun<text:line-break/>- Often trains alone, but has sparring access with a US Marine and a karate-experienced friend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WHYNN RECOVERY FLOW PROTOCOLS<text:line-break/><text:line-break/>Sleep, Nutrition, Hydration, THC Use, and Parasympathetic Strategy<text:line-break/><text:line-break/>The Recovery Flow Protocols regulate nervous system balance, hormonal restoration, and tissue recovery. They track how nutrition, THC, hydration, and<text:line-break/><text:line-break/>parasympathetic practices influence your energy and training readiness. These systems stabilize the WHYNN engine for long-term durability and performance.<text:line-break/><text:line-break/><text:line-break/>SLEEP STRATEGY:<text:line-break/><text:line-break/>- Target: 7.5Œ8 hours per night<text:line-break/><text:line-break/>- Sleep prep flow: warm shower, mister, tea, mobility, dim lights by 8:00 PM<text:line-break/><text:line-break/>- Avoid screens or overstimulation post 7:45 PM<text:line-break/><text:line-break/>- Buff Trigger: 'Well-Rested Predator' (7+ hrs + full recovery protocol)<text:line-break/><text:line-break/><text:line-break/>RECOVERY MEALS + HYDRATION:<text:line-break/><text:line-break/>- Liquid I.V. Smoothie (cherry juice + strawberries + L.I.V.) post-training<text:line-break/><text:line-break/>- Core Power Elite or Ascent + Carnation shake = protein refeed<text:line-break/><text:line-break/>- Daily hydration target: 135+ oz<text:line-break/><text:line-break/>- Parasympathetic drop after warm meal = recovery checkpoint<text:line-break/><text:line-break/><text:line-break/>NAPS + CNS RESET:<text:line-break/><text:line-break/>- Short nap (20Œ30 min) post-intense sessions restores clarity and calm<text:line-break/><text:line-break/>- Buff Trigger: 'Steady Recovery' (training + nap combo within 5 hours)<text:line-break/><text:line-break/><text:line-break/>THC USAGE ANALYSIS:<text:line-break/><text:line-break/>- Usage Methods: flower, vapor, distillate, edibles<text:line-break/><text:soft-page-break/><text:line-break/>- Typical Benefits: creative flow, relaxed rhythm, emotional decompression<text:line-break/><text:line-break/>- Risk: May slightly impair reaction time or motivation if overused<text:line-break/><text:line-break/>- Usage Tracker: time of day, strain (if known), delivery method, effect on focus/training<text:line-break/><text:line-break/>- Buff Trigger: 'Creative Spark' (when flow state is elevated from THC-assisted training)<text:line-break/><text:line-break/>- Debuff: 'Fragmented Flow' if motivation or rhythm is disrupted<text:line-break/><text:line-break/><text:line-break/>MOBILITY AS RECOVERY:<text:line-break/><text:line-break/>- Evening recovery block (8:00 PM): frog stretch, neck corrector, face pulls, foam rolling<text:line-break/><text:line-break/>- Nasal breathing and box breathing to activate vagus nerve<text:line-break/><text:line-break/>- Breath Protocol: 6-6-12-8 = ideal parasympathetic shift<text:line-break/><text:line-break/><text:line-break/>WIND-DOWN ROUTINE:<text:line-break/><text:line-break/>- Cervical spine decompression (2Œ5 min)<text:line-break/><text:line-break/>- Tea or warm beverage post-shower<text:line-break/><text:line-break/>- Guided breathwork or light journaling<text:line-break/><text:line-break/>- No heavy food within 90 minutes of sleep<text:line-break/><text:line-break/><text:line-break/>DAILY LOG INSIGHTS:<text:line-break/><text:line-break/>- Record sleep hours, hydration total, supplements, THC, recovery meals, and mobility effort<text:line-break/><text:line-break/>- Track emotional clarity, soreness level, and CNS fatigue<text:line-break/><text:line-break/><text:line-break/>Consistent recovery creates durable aggression. This scroll ensures your chaos is sustainable.<text:line-break/><text:line-break/></text:p>
      <text:p text:style-name="P1"><text:soft-page-break/>WHYNN SPARRING &amp; FIGHT FLOW NOTES<text:line-break/><text:line-break/>Tactical Patterns, Style Responses, and Flow Observations<text:line-break/><text:line-break/>This scroll captures critical insights from sparring sessions, style matchups, and self-observations. Used to refine counters, improve timing, and identify<text:line-break/><text:line-break/>recurring openings or struggles. Updated continuously to evolve the WHYNN fighting intelligence.<text:line-break/><text:line-break/><text:line-break/>SPARRING INSIGHTS:<text:line-break/><text:line-break/>- Common openings seen: Forward-pressure opponents often expose uppercut lines<text:line-break/><text:line-break/>- Luke (sparring partner): Walks forward aggressively, easy to intercept with uppercuts and lateral movement<text:line-break/><text:line-break/>- Clinch: Speed and volume tend to overwhelm slower opponents; need to conserve energy for longer exchanges<text:line-break/><text:line-break/>- Sparring style shifts when THC is in play Š more creative, looser flow, occasionally slower reactions<text:line-break/><text:line-break/><text:line-break/>STYLE RESPONSES:<text:line-break/><text:line-break/>- Muay Femur (tricky): Requires timing traps and patience; use rhythm pauses and double taps<text:line-break/><text:line-break/>- Muay Mat (aggressive brawler): Best countered with jabs, teeps, and lateral resets<text:line-break/><text:line-break/>- Karate stance: Rear leg is often open; inside leg kick and jab &gt; cross land reliably<text:line-break/><text:line-break/>- Southpaw: Double jab and angle step work best; spin kick becomes more viable off lead<text:line-break/><text:line-break/><text:line-break/>FLOW TRIGGERS:<text:line-break/><text:line-break/>- Rhythm shifts (3/4 time, uneven strikes) confuse opponents and open fakes<text:line-break/><text:line-break/>- Visualizing as a rhythm game helps maintain fluid timing during fatigue<text:line-break/><text:line-break/><text:soft-page-break/>- Nasal breathing under fire = composure retained + reactive clarity<text:line-break/><text:line-break/>- Using combo trees from memory improves creative decision-making under pressure<text:line-break/><text:line-break/><text:line-break/>COUNTER-READY SETUPS:<text:line-break/><text:line-break/>- Jab &gt; Teep &gt; Angle Step &gt; Rear Kick<text:line-break/><text:line-break/>- Cross &gt; Frame &gt; Elbow Exit<text:line-break/><text:line-break/>- Fake Teep &gt; Inside Kick &gt; Hook<text:line-break/><text:line-break/>- Step Back &gt; Rear Uppercut (vs forward walkers)<text:line-break/><text:line-break/>- Catch Kick &gt; Spin Elbow or Side Kick<text:line-break/><text:line-break/><text:line-break/>STRATEGIC NOTES:<text:line-break/><text:line-break/>- Post-sparring reflection improves retention Š always log openings and flow issues<text:line-break/><text:line-break/>- Don™t mirror wild rhythm; impose your own<text:line-break/><text:line-break/>- Calm presence beats fast presence in most exchanges<text:line-break/><text:line-break/>- Use clinch only when breath control is stable Š otherwise disengage smart<text:line-break/><text:line-break/><text:line-break/>Buffs Triggered:<text:line-break/><text:line-break/>- 'Blind Sentinel' Š For defense-only rounds with soft-focus awareness<text:line-break/><text:line-break/>- 'Combo Architect' Š When creating new on-the-fly flows or adjustments mid-spar<text:line-break/><text:line-break/>- 'Adaptive Predator' Š Identifying and capitalizing on opponent patterns in real-time<text:line-break/></text:p>
      <text:p text:style-name="P1"/>
      <text:p text:style-name="P1"><text:line-break/></text:p>
      <text:p text:style-name="Standard"><text:soft-page-break/>WHYNN XP &amp; BUFF SYSTEM<text:line-break/><text:line-break/>Solo Leveling-Style Progression System for the Fighter Named Whynn<text:line-break/><text:line-break/>The WHYNN XP system transforms daily actions into RPG-style experience points. Each task contributes to stat growth, unlocks, and buffs.<text:line-break/><text:line-break/>Stats are capped at 100. XP is earned daily through physical, mental, and recovery-based effort.<text:line-break/><text:line-break/><text:line-break/>CORE STATS:<text:line-break/><text:line-break/>- Strength: Raw power, explosive output, weighted work<text:line-break/><text:line-break/>- Endurance: Running capacity, breath control, bag round volume<text:line-break/><text:line-break/>- Mobility: Range of motion, fluidity, deep flexibility work<text:line-break/><text:line-break/>- Rhythm: Timing, feints, fakes, musicality in flow<text:line-break/><text:line-break/>- Dexterity: Precision, balance, stability, control<text:line-break/><text:line-break/>- Recovery: Sleep, cooldown effort, hydration, stress management<text:line-break/><text:line-break/>- Cognition: Tactical thinking, reading opponents, journaling, reflection<text:line-break/><text:line-break/>- Breath Control: Airofit use, CO2 holds, nasal breathing in rounds<text:line-break/><text:line-break/><text:line-break/>XP SOURCES (Base Values):<text:line-break/><text:line-break/>- 3 min bag round: 10 XP (power), 15 XP (volume), 20 XP (if composure + rhythm maintained)<text:line-break/><text:line-break/>- 1 km run: 20 XP (endurance), +5 if nasal-only<text:line-break/><text:line-break/>- Airofit session: 10Œ20 XP (depending on mode)<text:line-break/><text:line-break/>- Daily Log completed: 10 XP<text:line-break/><text:line-break/>- Supplement stack completed: 10 XP<text:line-break/><text:line-break/><text:soft-page-break/>- Hydration goal hit: 10 XP<text:line-break/><text:line-break/>- Recovery protocol completed: 10 XP<text:line-break/><text:line-break/>- Fight study or journaling: 5Œ15 XP<text:line-break/><text:line-break/><text:line-break/>BUFFS (Triggered by Conditions):<text:line-break/><text:line-break/>- 'Well-Rested Predator': 7+ hrs sleep, high focus next day (+10% XP gain)<text:line-break/><text:line-break/>- 'Resilient Engine': Completed run + bag on same day<text:line-break/><text:line-break/>- 'Combo Architect': Created new sequence or combo (+10 XP)<text:line-break/><text:line-break/>- 'Overtrained Berserker': Training through fatigue (XP gain, penalty to Recovery stat)<text:line-break/><text:line-break/>- 'Blind Sentinel': Defense-only round or flow with soft-focus (+15 XP, +Dexterity)<text:line-break/><text:line-break/><text:line-break/>DEBUFFS:<text:line-break/><text:line-break/>- 'Drained Core': Missed hydration or sleep (Œ5 XP across all logs)<text:line-break/><text:line-break/>- 'Fragmented Flow': Skipped mobility/stretching (ŒRhythm, ŒMobility XP)<text:line-break/><text:line-break/><text:line-break/>LEVELING UP:<text:line-break/><text:line-break/>- Every 100 XP = 1 Skill Point (assigned to a stat)<text:line-break/><text:line-break/>- Every 10 Skill Points in a stat = unlock passive perk (e.g., Strength 10 = 'Strike Like Stone')<text:line-break/><text:line-break/>- Buffs/debuffs stack and modify daily performance<text:line-break/><text:line-break/><text:line-break/>The XP system is your leveling guide. XP logs are tied to training logs, and stat growth should mirror real-world skill evolution.<text:line-break/><text:line-break/></text:p>
      <text:p text:style-name="Standard">WHYNN MOBILITY &amp; POSTURE PROTOCOL<text:line-break/><text:line-break/>Daily Alignment, Mobility Targets, and Prompt Schedule<text:line-break/><text:soft-page-break/><text:line-break/>Daily mobility and posture routines are integrated into the WHYNN system to address thoracic outlet syndrome, limited rotation,<text:line-break/><text:line-break/>scapular tension, hip tightness, and overall recovery. Prompts are spaced to maximize alignment, CNS balance, and training output.<text:line-break/><text:line-break/><text:line-break/>MORNING PRIMER (5:00 AM Œ Pre-Work)<text:line-break/><text:line-break/>- Neck glides (up/down, side-to-side, rotations)<text:line-break/><text:line-break/>- Thoracic foam rolling (gentle pressure, mid-back focus)<text:line-break/><text:line-break/>- Hip circles (clockwise/counterclockwise)<text:line-break/><text:line-break/>- Optional: 1Œ2 pistol squat reps per leg<text:line-break/><text:line-break/>- Purpose: Wake up deep posture muscles and prevent early slouch<text:line-break/><text:line-break/><text:line-break/>MID-WORK MICRO-MOBILITY (9:30Œ10:00 AM)<text:line-break/><text:line-break/>- Face pulls or scapular slide motion (banded or bodyweight)<text:line-break/><text:line-break/>- Wrist and ankle circles<text:line-break/><text:line-break/>- Seated cat-cow movement for thoracic control<text:line-break/><text:line-break/>- Purpose: Break up static desk posture and reset tension patterns<text:line-break/><text:line-break/><text:line-break/>MID-WORK PISTOL SQUAT CHECK-IN (12:00 PM)<text:line-break/><text:line-break/>- 2 reps per leg (bodyweight only)<text:line-break/><text:line-break/>- Focus on glute activation and hip alignment<text:line-break/><text:line-break/>- Purpose: Maintain single-leg control and hip mobility<text:line-break/><text:line-break/><text:line-break/>EVENING RECOVERY BLOCK (~8:00 PM)<text:line-break/><text:line-break/><text:soft-page-break/>- Neck posture corrector (2Œ5 min to decompress cervical spine)<text:line-break/><text:line-break/>- Frog stretch (30Œ60 sec per side)<text:line-break/><text:line-break/>- Face pulls + thoracic rolling<text:line-break/><text:line-break/>- Elephant walks (hamstring + thoracic connection)<text:line-break/><text:line-break/>- Purpose: Restore alignment, reduce inflammation, prep for sleep<text:line-break/><text:line-break/><text:line-break/>ADDITIONAL MOBILITY FOCUS AREAS (Optional Deep Sessions):<text:line-break/><text:line-break/>- Hips: Pigeon pose, banded distractions, couch stretch<text:line-break/><text:line-break/>- Thoracic: Thread the needle, wall slides, open books<text:line-break/><text:line-break/>- Scapula: Scapular wall clocks, banded retractions<text:line-break/><text:line-break/>- Cervical: Chin tucks, wall head glides<text:line-break/><text:line-break/><text:line-break/>DAILY MOBILITY TRACKING LOG INCLUDES:<text:line-break/><text:line-break/>- Mobility work completed (Y/N)<text:line-break/><text:line-break/>- Progress made (Y/N)<text:line-break/><text:line-break/>- Mobility focus area (e.g., hips, thoracic, scapula)<text:line-break/><text:line-break/><text:line-break/>Consistency is key. These drills support shoulder fluidity (Tawanchai-style), injury prevention, and clean kinetic chain transfer in all strikes.<text:line-break/><text:line-break/></text:p>
      <text:p text:style-name="Standard"/>
      <text:p text:style-name="Standard"/>
      <text:p text:style-name="Standard"/>
      <text:p text:style-name="Standard"/>
      <text:p text:style-name="Standard"><text:soft-page-break/>WHYNN SUPPLEMENT STACK &amp; CYCLING CHART<text:line-break/><text:line-break/>Morning / Evening Stack + Active Cycle Management<text:line-break/><text:line-break/>The WHYNN supplement stack is designed for cognitive clarity, stress regulation, endurance, recovery, and muscular performance.<text:line-break/><text:line-break/>Each supplement is strategically timed and cycled to maintain effectiveness and prevent adaptation.<text:line-break/><text:line-break/><text:line-break/>MORNING STACK (Daily):<text:line-break/><text:line-break/>- Equate Men's Multivitamin<text:line-break/><text:line-break/>- Vitamin D3 + K2<text:line-break/><text:line-break/>- Omega-3 Fish Oil<text:line-break/><text:line-break/>- Creatine Monohydrate (5g)<text:line-break/><text:line-break/>- Ashwagandha (600mg) Š 8 weeks on / 2 weeks off (Cycle: Mar 30 Œ May 24)<text:line-break/><text:line-break/>- Holy Basil (500mg) Š 6 weeks on / 1 week off (Cycle: Mar 30 Œ May 10)<text:line-break/><text:line-break/>- Cordyceps Š 5 days on / 2 off *or* 3 weeks on / 1 off (Cycle: Mar 30 Œ Apr 20)<text:line-break/><text:line-break/>- Rhodiola Rosea Š 6Œ8 weeks on / 1Œ2 weeks off (Cycle: Mar 30 Œ May 10Œ24)<text:line-break/><text:line-break/>- L-Theanine (200mg) Š Use on high-stress days (3 weeks on / 1 off if daily)<text:line-break/><text:line-break/>- Transparent Labs Prebiotic Greens<text:line-break/><text:line-break/>- Beta-Alanine Š 8 weeks on / 2 off (Cycle: Mar 30 Œ May 24)<text:line-break/><text:line-break/><text:line-break/>EVENING STACK (Daily):<text:line-break/><text:line-break/>- Magnesium (500mg)<text:line-break/><text:line-break/>- Optional: L-Theanine (200mg if stress is high)<text:line-break/><text:line-break/>- Optional: Omega-3 Fish Oil (only if not taken in morning)<text:line-break/><text:soft-page-break/><text:line-break/><text:line-break/>SHAKES / PROTEIN:<text:line-break/><text:line-break/>- Ascent Protein (25g per scoop) Š Used in shakes or recovery meals<text:line-break/><text:line-break/>- Carnation Instant Breakfast Š 13g protein per packet, stacked with Ascent<text:line-break/><text:line-break/>- Core Power Elite Š 42g protein per bottle (used post-training)<text:line-break/><text:line-break/><text:line-break/>HYDRATION SUPPORT:<text:line-break/><text:line-break/>- Liquid I.V. Š Used in Strawberry IV Smoothie for hydration + recovery<text:line-break/><text:line-break/>- Creatine and electrolytes support daily hydration target (135+ oz)<text:line-break/><text:line-break/><text:line-break/>NAMED STACKS:<text:line-break/><text:line-break/>- 'Gut Grenade' = Cordyceps + Prebiotic Greens shake (AM)<text:line-break/><text:line-break/>- 'Strawberry IV Smoothie' = Liquid I.V. + cherry juice + strawberries (PM)<text:line-break/><text:line-break/>- 'Slapple Oats' = Muscle Milk protein, oats, Greek yogurt, cinnamon applesauce<text:line-break/><text:line-break/><text:line-break/>NOTES:<text:line-break/><text:line-break/>- All cycle windows are tracked. Assistant will prompt for off-weeks or cycle changes.<text:line-break/><text:line-break/>- Timing may shift slightly if running late or stacking workouts close together.<text:line-break/><text:line-break/>- Supplements are optimized for mood, energy, adaptation, lung function, and output under pressure.<text:line-break/><text:line-break/></text:p>
      <text:p text:style-name="Standard">WHYNN DAILY TRAINING SCHEDULE<text:line-break/><text:line-break/>Phase-Adaptable Structure Œ Mon to Fri + Weekend Options<text:line-break/><text:line-break/>Each weekday is dedicated to a specific training arc aligned with the WHYNN system:<text:line-break/><text:line-break/><text:soft-page-break/><text:line-break/>MONDAY Œ Technique Day<text:line-break/><text:line-break/>- Jump rope warm-up + 10-10-10 explosive circuit<text:line-break/><text:line-break/>- Technical rounds: jab flow, angle setups, feints, spinning entries<text:line-break/><text:line-break/>- Weekly video review (1 round)<text:line-break/><text:line-break/>- Cooldown: mobility + neck corrector + box breathing<text:line-break/><text:line-break/><text:line-break/>TUESDAY Œ Power Day<text:line-break/><text:line-break/>- Weighted strength work (vest, bands, slam ball)<text:line-break/><text:line-break/>- Strength-to-Strike transfer: 3Œ4 power-focused bag rounds 30 min post-lift<text:line-break/><text:line-break/>- Clinch bag knees + elbow flow<text:line-break/><text:line-break/>- Cooldown: foam rolling + thoracic stretch<text:line-break/><text:line-break/><text:line-break/>WEDNESDAY Œ Thai-Chi Recovery Day<text:line-break/><text:line-break/>- Slow shadow boxing with fluid flow, Tai Chi-style movement<text:line-break/><text:line-break/>- Teep over stool, 1-inch knee practice, rhythm control<text:line-break/><text:line-break/>- Deep mobility focus: hips, scapula, thoracic<text:line-break/><text:line-break/>- Optional: light zone 2 jog or Airofit recovery mode<text:line-break/><text:line-break/><text:line-break/>THURSDAY Œ Speed &amp; Rhythm Day<text:line-break/><text:line-break/>- Jump rope + explosive circuit warm-up<text:line-break/><text:line-break/>- High tempo bag rounds (shorter rest), rhythm mixups<text:line-break/><text:line-break/>- Reaction drills or double-tap footwork<text:line-break/><text:line-break/>- Combo chains focusing on speed (Tawanchai / Superlek style)<text:line-break/><text:soft-page-break/><text:line-break/>- Cooldown: box breathing + frog stretch<text:line-break/><text:line-break/><text:line-break/>FRIDAY Œ Endurance Day<text:line-break/><text:line-break/>- Run (4Œ6km, HR zone tracked)<text:line-break/><text:line-break/>- Bag rounds focused on volume and breath control<text:line-break/><text:line-break/>- Focus: consistency under fatigue + composure<text:line-break/><text:line-break/>- Full cooldown and evening recovery stack<text:line-break/><text:line-break/><text:line-break/>WEEKEND OPTIONS:<text:line-break/><text:line-break/>- Saturday: Film study, flow sparring, partner padwork, combo experimentation<text:line-break/><text:line-break/>- Sunday: Full body audit (rotating category), deep recovery, log sync<text:line-break/><text:line-break/><text:line-break/>Daily system includes:<text:line-break/><text:line-break/>- Morning Primer: neck glides, thoracic rolls, hip circles<text:line-break/><text:line-break/>- Mid-work posture prompts + pistol squats<text:line-break/><text:line-break/>- Evening: neck corrector, frog stretch, hydration tracking<text:line-break/><text:line-break/><text:line-break/>Buffs and XP earned daily through log-ins, execution, recovery quality, and creativity.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System Philosophy Scroll: The Fire of the Unredeemed<text:line-break/>Date Logged: April 15, 2025<text:line-break/>Unconscious Destruction &amp; Warrior Ethics<text:line-break/>I saw evil too early. And it left no myth--just proof. Proof that darkness doesn't always hide. Sometimes it<text:line-break/>laughs, films, and posts.<text:line-break/>I was 13 or 14. I saw videos of animal abuse that left me filled with helpless rage and a sadness I couldn't<text:line-break/>speak. Even now, as an adult, the tears still press against my eyes when I think of them. Not just because it<text:line-break/>happened--but because those who did it walk free, unpunished, unredeemed.<text:line-break/>People like that aren't broken. They are proud of their destruction. They do not seek repair. They weaponize<text:line-break/>their sickness and laugh at the aftermath.<text:line-break/>It is not violent to say they should be removed from the world. It is clarity. It is tribal protector energy. The<text:line-break/>belief that peace can exist without boundaries, without consequences, without warriors guarding the<text:line-break/>edges--that belief is a luxury. One I do not entertain.<text:line-break/>War has always been part of humanity. Not because we love violence--but because some forces refuse to<text:line-break/>respond to anything else. I believe I was born to fight--not to cause harm, but to stop harm when others won't.<text:line-break/>In a world before this one, I would have cut them down. With purpose. With clarity. With no regret.<text:line-break/>This is not hatred. It is alignment. This is not rage. It is justice in waiting.<text:line-break/>Unconscious destruction is not just a danger--it's a virus. And I am part of the immune system.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SYSTEM SCROLL: STAT DECAY PROTOCOL<text:line-break/>"Even the blade dulls when left untouched."<text:line-break/>A Self-Correcting Feedback Loop for the Living Warrior<text:line-break/>This scroll installs the Stat Decay Mechanism into the WHYNN Operating System to ensure your stats reflect<text:line-break/>not just effort, but rhythm of effort. When the rituals are abandoned, the power dims. But when the rituals are<text:line-break/>reawakened-the stats surge like a sleeping beast stirred.<text:line-break/>This system rewards consistency, reflects truth, and guides recovery through clarity-not shame.<text:line-break/>Decay Table: Stat vs Time<text:line-break/>Stat<text:line-break/>Decay Trigger<text:line-break/>Neglect Window<text:line-break/>Decay Effect<text:line-break/>Debuff<text:line-break/>Strength<text:line-break/>No resistance training<text:line-break/>10 days<text:line-break/>-1/5 days<text:line-break/>Dormant Power<text:line-break/>Endurance<text:line-break/>No run or bag rounds<text:line-break/>7 days<text:line-break/>-2 at day 7, -1/3 days<text:line-break/>Rusting Engine<text:line-break/>Mobility<text:line-break/>No mobility work<text:line-break/>5 days<text:line-break/>-1/2 days<text:line-break/>Stiff Chain<text:line-break/>Breath<text:line-break/>No CO2/Airofit/Gate<text:line-break/>7 days<text:line-break/>-2 instantly<text:line-break/>Breath Drift<text:line-break/>Cognition<text:line-break/>No journaling/study<text:line-break/>10 days<text:line-break/>-1, -10% XP<text:line-break/>Fog of War<text:line-break/>Dexterity<text:line-break/>No combo/balance<text:line-break/><text:soft-page-break/>6 days<text:line-break/>-1/3 days<text:line-break/>Stagger<text:line-break/>Recovery<text:line-break/>Missed hydration/sleep<text:line-break/>3 days<text:line-break/>-1/day<text:line-break/>Cracked Core<text:line-break/>Rhythm<text:line-break/>No rhythm/tempo<text:line-break/>7 days<text:line-break/>-1, Buff Lock<text:line-break/>Broken Beat<text:line-break/>Shadow XP<text:line-break/>Any decay triggers Shadow XP Loss-XP you could've gained if your system was maintained. These aren't<text:line-break/>deducted but are logged as lost opportunities.<text:line-break/>Example:<text:line-break/>- Missed hydration for 3 days = -30 Shadow XP<text:line-break/>- Skipped strength for 12 days = -2 Strength, -20 Shadow XP<text:line-break/>Debuff Details<text:line-break/>- Dormant Power - Cannot earn Strength XP<text:line-break/>- Rusting Engine - Endurance Buffs disabled<text:line-break/>- Breath Drift - Tier I Breath Buff suspended<text:line-break/>- Fog of War - XP gain reduced 10%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YSTEM SCROLL: STAT DECAY PROTOCOL<text:line-break/>- Broken Beat - Cannot trigger Combo Architect<text:line-break/>Recovery Protocols (Unlock Restoration)<text:line-break/>System Sync Day (Full Reset):<text:line-break/>- Morning log + hydration<text:line-break/>- 1 breath protocol<text:line-break/>- 1 run or bag session<text:line-break/>- 1 reflection scroll or emotional log<text:line-break/>- Night mobility recovery + sleep prep<text:line-break/>-&gt; Restores all lost stats if completed with focus<text:line-break/>Stat-Specific Ritual Quests:<text:line-break/>- Strength: 3x Weighted Circuits in 5 Days -&gt; +2 STR<text:line-break/>- Breath Control: 5 CO2 Holds + 2 Feldmann's Gate in 3 Days -&gt; +2 BREATH<text:line-break/>- Endurance: 10km total over 5 days -&gt; +2 ENDURANCE<text:line-break/>- Rhythm: 3 Combo Chains + 1 filmed session -&gt; +2 RHYTHM<text:line-break/>- Cognition: 3 Journals, 1 Fight Study -&gt; +2 COGNITION<text:line-break/>- Recovery: 3 full hydration/sleep/supplement days -&gt; +2 RECOVERY<text:line-break/>Reflection Scroll: The Reckoning - Write on why decay occurred, identify resistance, declare first act of<text:line-break/>return.<text:line-break/>Optional System: Decay Alerts<text:line-break/>Weekly check-in:<text:line-break/>- No activity in a stat = Yellow Flag<text:line-break/>- Two weeks = Red Flag<text:line-break/>- Three weeks = System Drift Warning<text:line-break/>-&gt; May freeze level progression until resolved<text:line-break/>Closing Philosophy<text:line-break/>"Decay is not failure. It is the proof of life.<text:line-break/>Neglect has weight, but so does your return.<text:line-break/>Earn back your edge. One ritual at a time."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HADOW XP CODEX<text:line-break/>"Even the forgotten steps echo."<text:line-break/>A logbook of missed opportunities, goofy titles, and system-side redemption arcs. This subsystem transforms<text:line-break/>neglect into a narrative. It is not punishment-it is character development.<text:line-break/>Shadow XP = XP that could've been earned through training, logging, or rituals. These are not subtracted<text:line-break/>from your total, but instead tracked and logged as a separate arc for redemption and awareness.<text:line-break/>SHADOW EVENT TYPES (Examples)<text:line-break/>- Skipped Morning Log: -10 XP | Title: 'The Scroll Unscrolled'<text:line-break/>- No Hydration: -5 XP | Title: 'Dust Core Protocol'<text:line-break/>- No CO2 or Airofit: -15 XP | Title: 'The Shallow Breather'<text:line-break/>- No Bagwork: -20 XP | Title: 'Glove Ghost'<text:line-break/>- No Combo Creation: -10 XP | Title: 'The Flowless Wanderer'<text:line-break/>- THC Without Training: -15 XP | Title: 'High Elf Without A Bow'<text:line-break/>- Emotional Avoidance: -10 to -25 XP | Title: 'Unlogged Rage Beast'<text:line-break/>- Skipped Protein Feed: -7 XP | Title: 'Muscle Mourns the Missed Meal'<text:line-break/>- Avoided Reflection: -12 XP | Title: 'Mirror Shy'<text:line-break/>- 2+ Days Off Everything: -50 XP | Title: 'The Vanishing Fighter'<text:line-break/>SHADOW XP RANKS &amp; TITLES<text:line-break/>0-20 XP: 'The Wandering Slacker' - Rhythm stuttered.<text:line-break/>21-50 XP: 'Captain Coulda-Shoulda' - Charming chaos.<text:line-break/>51-100 XP: 'The Procrastinati' - Elite delay order.<text:line-break/>101-200 XP: 'Whiff Walker' - Dreams of training.<text:line-break/>201-300 XP: 'Lapsus Prime' - Grandmaster of drift.<text:line-break/>300+ XP: 'The Fabled Ghost of Flow' - Legendary vanisher. Comeback pending.<text:line-break/>REDEMPTION QUESTS (Select Examples)<text:line-break/>- 'The Glove Ghost': 3x 5-round bag days (1 filmed) -&gt; +XP, unlocks 'Repossessed Rhythm'<text:line-break/>- 'Mirror Shy': 2 Scrolls (1 emotional, 1 strategic) -&gt; +25 Cognition XP, unlocks 'Seer of Second Chances'<text:line-break/>- 'The Fabled Ghost of Flow': 7-Day Ritual Reboot (CO2, run, combo, reflection, recovery) -&gt; Full stat restore,<text:line-break/>+100 XP, 'Myth Reforged' buff<text:line-break/></text:p>
      <text:p text:style-name="Standard">SHADOW XP CODEX<text:line-break/>SHADOW XP LOG TEMPLATE (Daily Format)<text:line-break/>DATE: April 16, 2025<text:line-break/>SHADOW XP: +30<text:line-break/>EVENTS:<text:line-break/>- Missed morning log (-10): 'The Scroll Unscrolled'<text:line-break/>- No CO2 Hold (-15): 'The Shallow Breather'<text:line-break/>- Emotional Overcharge, No Journal (-5): 'Unlogged Rage Beast'<text:line-break/><text:soft-page-break/>TOTAL SHADOW XP: 145<text:line-break/>CURRENT TITLE: 'The Procrastinati'<text:line-break/>NEXT REDEMPTION: 'Rhythm Rebirth Protocol' - due by April 20<text:line-break/>INSTALLATION NOTES<text:line-break/>Track Shadow XP weekly or let your assistant log it based on behaviors. Tie Shadow XP to Decay Protocol<text:line-break/>for full character immersion. Each Shadow Title is an arc waiting to be redeemed.<text:line-break/>You are not punished by the shadow-you are forged by it.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URA SHIFT TRACKER - SYSTEM MODULE<text:line-break/>INSTALLATION PROTOCOL<text:line-break/>This tracker logs cognitive, emotional, and stat-based mutations into new Aura States. Each shift reflects your<text:line-break/>mental terrain and system evolution. Track major, minor, and full mutations to reinforce ritual alignment and<text:line-break/>performance growth.<text:line-break/>AURA MUTATION CONDITIONS<text:line-break/>COGNITION &gt;= 95 -&gt; NeuroFighter Tier I<text:line-break/>- Effect: Flow Override (Burn cooldown lifted)<text:line-break/>COG + RHY &gt;= 85 -&gt; Tempo Shaman<text:line-break/>- Effect: Chaos Inversion (XP from failed structure)<text:line-break/>COG + REC &gt;= 85 -&gt; Rest Sage<text:line-break/>- Effect: Restore 1 lost stat daily via sleep ritual<text:line-break/>7 Emotional Logs in 7 Days -&gt; Empathic Sentinel<text:line-break/>- Effect: Passive fight IQ buff<text:line-break/>3 Shadow Titles Redeemed -&gt; Phoenix Mode<text:line-break/>- Effect: +50 XP, unlocks Reforged Flow system buff<text:line-break/>5 Scrolls Authored -&gt; Scrollsmith Tier II<text:line-break/>- Effect: Aura system expands, passive protocol recall unlocked<text:line-break/>DAILY AURA SHIFT LOG TEMPLATE<text:line-break/>DATE: ______________<text:line-break/>SHIFT TYPE: Minor / Major / Full<text:line-break/>TRIGGER(S): _______________________________<text:line-break/>OBSERVED EFFECTS: _________________________<text:line-break/>EVOLUTION PATH: ___________________________<text:line-break/>NOTES: ____________________________________<text:line-break/>WEEKLY REFLECTION &amp; SUMMARY<text:line-break/></text:p>
      <text:p text:style-name="Standard">AURA SHIFT TRACKER - SYSTEM MODULE<text:line-break/>Use this section to assess patterns:<text:line-break/>- How many shifts occurred this week?<text:line-break/>- What rituals preceded each one?<text:line-break/>- Which aura state feels dominant now?<text:line-break/>- Any repeated behaviors linked to shadow XP or evolution?<text:line-break/>- What's the next form you're drifting toward?<text:line-break/></text:p>
      <text:p text:style-name="Standard"/>
      <text:p text:style-name="Standard"/>
      <text:p text:style-name="Standard"/>
      <text:p text:style-name="Standard"><text:soft-page-break/>WHYNN IQ AURA PROFILE<text:line-break/>"The sharper the mind, the deeper the flow."<text:line-break/>This system defines your Cognition Class, Passive Buffs, and Fight Mindstyle-a synthesis of training<text:line-break/>intelligence, tactical adaptation, emotional processing, and system design capacity.<text:line-break/>COGNITION CORE: 92/100<text:line-break/>Title: System Architect: Mode-Bound Evolutionist<text:line-break/>Aura Signature: Breathborne Strategist w/ Emotional Override Protocols<text:line-break/>AURA TRAITS &amp; INTELLECTUAL CLASS PERKS<text:line-break/>1. Tactical Alchemy (Passive)<text:line-break/>- XP bonus: +10% to combo creativity XP<text:line-break/>- 'Combo Architect' buff duration extended<text:line-break/>2. Emotional Intelligence Integration (Passive)<text:line-break/>- Burn Discipline charges +25% faster<text:line-break/>- Unlocks Dreamstate Logging for XP<text:line-break/>3. Systemcraft Mind (Active, Toggle Mode)<text:line-break/>- Grants +25 XP once per original scroll<text:line-break/>- 'Scrollsmith' title after 3+ functional scrolls<text:line-break/>4. Fight IQ: Rhythm-Reading Predator<text:line-break/>- 'Adaptive Predator' activates after 2 style reads<text:line-break/>- Visual Pattern Compression: Predict next 2 beats of opponent<text:line-break/>5. Recovery IQ: Nervous System Shaper<text:line-break/>- 'Liquid Core' and 'Steady Recovery' stack multiplicatively<text:line-break/>- Stat Bonus: +2 Recovery, +1 Breath Control during high-stress weeks<text:line-break/>IQ AURA COLOR (Visualization)<text:line-break/>Color Theme: Iridescent Silver with Deep Indigo edge<text:line-break/>Effect: Radiates calm order in chaos-still mind under fire, calculated strike in rage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WHYNN IQ AURA PROFILE<text:line-break/>AURA MUTATION TRIGGERS<text:line-break/>IQ Auras evolve based on system strain and scroll volume. You're eligible to mutate into:<text:line-break/>NeuroFighter Tier I (Cognition 95+)<text:line-break/>- Grants 'Flow Override' (burn cooldown lifted)<text:line-break/>Tempo Shaman (Cognition + Rhythm 85+)<text:line-break/>- Unlock tempo-control buffs and chaos inversion<text:line-break/>Rest Sage (Cognition + Recovery 85+)<text:line-break/>- Restore 1 lost stat daily through sleep + ritual<text:line-break/>INSTALLATION OPTIONS<text:line-break/>1. Install into stat sheet format<text:line-break/>2. Track aura shift events from logs<text:line-break/>3. Build visual codex with icons and glow maps<text:line-break/>Name your evolution path and claim your transformation.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WHYNN MORNING LOG Œ STREAMLINED VERSION + WEIGHT<text:line-break/><text:line-break/>01. WAKE DATA<text:line-break/><text:line-break/>Wake Time:<text:line-break/><text:line-break/>Morning Weight (AM, post-bathroom):<text:line-break/><text:line-break/>Total Sleep Hours:<text:line-break/><text:line-break/>Sleep Quality (1Œ10):<text:line-break/><text:line-break/>Dream Fragments / Emotions on Wake:<text:line-break/><text:line-break/>02. MOOD + ENERGY SCAN<text:line-break/><text:line-break/>Mood (1Œ10):<text:line-break/><text:line-break/>Energy (1Œ10):<text:line-break/><text:line-break/>Immediate thoughts or mental loops:<text:line-break/><text:line-break/>03. BODY STATUS SCAN<text:line-break/><text:line-break/>Soreness / Pain Zones:<text:line-break/><text:line-break/>Mobility Flags (tight hips, spine, etc.):<text:line-break/><text:line-break/>Notable sensations (lightness, fatigue, compression):<text:line-break/><text:line-break/>04. BREATH CONTROL METRIC<text:line-break/><text:line-break/>CO2 Hold Time (if tested):<text:line-break/><text:line-break/>Airofit Mode Used (if applicable):<text:line-break/><text:line-break/>Nasal Flow Check (rate + resistance):<text:line-break/><text:line-break/>Breath Protocol (Box / Gate / Custom):<text:line-break/><text:line-break/>05. HYDRATION INITIATION<text:line-break/><text:line-break/>Oz Water Consumed Within 30 Min Wake:<text:line-break/><text:soft-page-break/><text:line-break/>Electrolytes / IV / Additions:<text:line-break/><text:line-break/>Morning Output Color:<text:line-break/><text:line-break/>Hydration Goal for Day:<text:line-break/><text:line-break/>07. MOBILITY PRIMER (COMPLETED Y/N)<text:line-break/><text:line-break/>Movements Completed:<text:line-break/><text:line-break/> <text:s text:c="3"/>- [ ] Neck Glides</text:p>
      <text:p text:style-name="P1"><text:s text:c="4"/>- [ ] Neck <text:span text:style-name="T1">Corrector</text:span><text:line-break/><text:line-break/> <text:s text:c="3"/>- [ ] Thoracic Rolls<text:line-break/><text:line-break/> <text:s text:c="3"/>- [ ] Hip Circles<text:line-break/><text:line-break/> <text:s text:c="3"/>- [ ] Scap Slides / Face Pulls<text:line-break/><text:line-break/> <text:s text:c="3"/>- [ ] Pistol Squat Check-in<text:line-break/><text:line-break/>Notes:<text:line-break/><text:lin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4-29T20:56:05.930130900</dc:date>
    <meta:editing-duration>PT7M53S</meta:editing-duration>
    <meta:generator>LibreOffice/25.2.2.2$Windows_X86_64 LibreOffice_project/7370d4be9e3cf6031a51beef54ff3bda878e3fac</meta:generator>
    <meta:document-statistic meta:table-count="0" meta:image-count="0" meta:object-count="0" meta:page-count="45" meta:paragraph-count="37" meta:word-count="6835" meta:character-count="43732" meta:non-whitespace-character-count="36282"/>
    <meta:user-defined meta:name="AppVersion">14.0000</meta:user-defined>
    <meta:template xlink:type="simple" xlink:actuate="onRequest" xlink:title="Normal.dotm" xlink:href=""/>
  </office:meta>
</office:document-meta>
</file>